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bookmark text:name="docs-internal-guid-e581bc71-7fff-4aed-38ac-9c558b3d974f"/>Course Outcome 5 (CO5):</text:p>
      <text:p text:style-name="Text_20_body"/>
      <text:p text:style-name="P1">1.Program to find maximum of three numbers using AWT.</text:p>
      <text:p text:style-name="Text_20_body"><text:line-break/></text:p>
      <text:p text:style-name="Standard"/>
      <text:p text:style-name="Standard">package awtbiggest;</text:p>
      <text:p text:style-name="Standard"/>
      <text:p text:style-name="Standard">import java.awt.*;</text:p>
      <text:p text:style-name="Standard">import java.awt.event.*;</text:p>
      <text:p text:style-name="Standard"/>
      <text:p text:style-name="Standard">public class Awtbiggest implements ActionListener {</text:p>
      <text:p text:style-name="Standard"/>
      <text:p text:style-name="Standard">Frame f=new Frame();</text:p>
      <text:p text:style-name="Standard">Label l1=new Label("First Number");</text:p>
      <text:p text:style-name="Standard">Label l2=new Label("Second Number");</text:p>
      <text:p text:style-name="Standard">Label l3=new Label("Third Number");</text:p>
      <text:p text:style-name="Standard">Label l4=new Label("Largest Number");</text:p>
      <text:p text:style-name="Standard">TextField t1=new TextField();</text:p>
      <text:p text:style-name="Standard">TextField t2=new TextField();</text:p>
      <text:p text:style-name="Standard">TextField t3=new TextField();</text:p>
      <text:p text:style-name="Standard">TextField t4=new TextField();</text:p>
      <text:p text:style-name="Standard"/>
      <text:p text:style-name="Standard">Button b1=new Button("find");</text:p>
      <text:p text:style-name="Standard">Button b2=new Button("Cancel");</text:p>
      <text:p text:style-name="Standard"/>
      <text:p text:style-name="Standard"/>
      <text:p text:style-name="Standard">Awtbiggest()</text:p>
      <text:p text:style-name="Standard">{</text:p>
      <text:p text:style-name="Standard">l1.setBounds(50,100,100,20);</text:p>
      <text:p text:style-name="Standard">l2.setBounds(50,140,100,20);</text:p>
      <text:p text:style-name="Standard">l3.setBounds(50,180,100,20);</text:p>
      <text:p text:style-name="Standard">l4.setBounds(50,220,100,20);</text:p>
      <text:p text:style-name="Standard">t1.setBounds(200,100,100,20);</text:p>
      <text:p text:style-name="Standard">t2.setBounds(200,140,100,20);</text:p>
      <text:p text:style-name="Standard">t3.setBounds(200,180,100,20);</text:p>
      <text:p text:style-name="Standard">t4.setBounds(200,220,100,20);</text:p>
      <text:p text:style-name="Standard">b1.setBounds(50,250,50,20);</text:p>
      <text:p text:style-name="Standard">b2.setBounds(110,250,50,20);</text:p>
      <text:p text:style-name="Standard"/>
      <text:p text:style-name="Standard"/>
      <text:p text:style-name="Standard">f.add(l1);</text:p>
      <text:p text:style-name="Standard">f.add(l2);</text:p>
      <text:p text:style-name="Standard">f.add(l3);</text:p>
      <text:p text:style-name="Standard">f.add(l4);</text:p>
      <text:p text:style-name="Standard">f.add(t1);</text:p>
      <text:p text:style-name="Standard">f.add(t2);</text:p>
      <text:p text:style-name="Standard">f.add(t3);</text:p>
      <text:p text:style-name="Standard">f.add(t4);</text:p>
      <text:p text:style-name="Standard"><text:soft-page-break/>f.add(b1);</text:p>
      <text:p text:style-name="Standard">f.add(b2);</text:p>
      <text:p text:style-name="Standard"/>
      <text:p text:style-name="Standard">b1.addActionListener(this);</text:p>
      <text:p text:style-name="Standard">b2.addActionListener(this);</text:p>
      <text:p text:style-name="Standard"/>
      <text:p text:style-name="Standard">f.setLayout(null);</text:p>
      <text:p text:style-name="Standard">f.setVisible(true);</text:p>
      <text:p text:style-name="Standard">f.setSize(400,350);</text:p>
      <text:p text:style-name="Standard"/>
      <text:p text:style-name="Standard">}</text:p>
      <text:p text:style-name="Standard"/>
      <text:p text:style-name="Standard">public void actionPerformed(ActionEvent e)</text:p>
      <text:p text:style-name="Standard">{</text:p>
      <text:p text:style-name="Standard"><text:s text:c="2"/>int n1=Integer.parseInt(t1.getText());</text:p>
      <text:p text:style-name="Standard"><text:s text:c="2"/>int n2=Integer.parseInt(t2.getText());</text:p>
      <text:p text:style-name="Standard"><text:s text:c="2"/>int n3=Integer.parseInt(t3.getText());</text:p>
      <text:p text:style-name="Standard">if(e.getSource()==b1)</text:p>
      <text:p text:style-name="Standard">{</text:p>
      <text:p text:style-name="Standard"><text:s text:c="4"/>if(n1&gt;n2){</text:p>
      <text:p text:style-name="Standard"><text:s text:c="8"/>if(n1&gt;n3){</text:p>
      <text:p text:style-name="Standard"><text:s text:c="12"/>t4.setText(String.valueOf(n1));</text:p>
      <text:p text:style-name="Standard"><text:s text:c="12"/></text:p>
      <text:p text:style-name="Standard"><text:s text:c="8"/>}</text:p>
      <text:p text:style-name="Standard"><text:s text:c="4"/>}</text:p>
      <text:p text:style-name="Standard"><text:s text:c="4"/>else if(n2&gt;n3){</text:p>
      <text:p text:style-name="Standard"><text:s text:c="9"/>t4.setText(String.valueOf(n2));</text:p>
      <text:p text:style-name="Standard"><text:s text:c="4"/>}</text:p>
      <text:p text:style-name="Standard"><text:s text:c="4"/>else{</text:p>
      <text:p text:style-name="Standard"><text:s text:c="8"/>t4.setText(String.valueOf(n3));</text:p>
      <text:p text:style-name="Standard"><text:s text:c="4"/>}</text:p>
      <text:p text:style-name="Standard"/>
      <text:p text:style-name="Standard">}</text:p>
      <text:p text:style-name="Standard"/>
      <text:p text:style-name="Standard">if(e.getSource()==b2)</text:p>
      <text:p text:style-name="Standard">{</text:p>
      <text:p text:style-name="Standard">System.exit(0);</text:p>
      <text:p text:style-name="Standard">}</text:p>
      <text:p text:style-name="Standard">}</text:p>
      <text:p text:style-name="Standard"><text:s text:c="4"/></text:p>
      <text:p text:style-name="Standard"><text:s text:c="4"/>public static void main(String[] args) {</text:p>
      <text:p text:style-name="Standard"><text:s text:c="8"/></text:p>
      <text:p text:style-name="Standard"><text:s text:c="6"/>new Awtbiggest();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59:09.007357581</meta:creation-date>
    <dc:date>2022-05-26T15:05:36.421618218</dc:date>
    <meta:editing-duration>PT6M28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77" meta:word-count="131" meta:character-count="1563" meta:non-whitespace-character-count="1391"/>
  </office:meta>
</office:document-meta>
</file>